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ans-serif" fo:font-size="15pt" officeooo:rsid="0005121e" officeooo:paragraph-rsid="0005121e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5pt" officeooo:rsid="0006b767" officeooo:paragraph-rsid="0006b767" style:font-size-asian="9.60000038146973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5pt" officeooo:paragraph-rsid="0003f3a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03f3a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03f3a5" officeooo:paragraph-rsid="0003f3a5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44243" officeooo:paragraph-rsid="00044243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5121e" officeooo:paragraph-rsid="0005121e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fo:font-size="11pt" officeooo:rsid="00044243" officeooo:paragraph-rsid="00044243" style:font-size-asian="9.60000038146973pt" style:font-size-complex="11pt"/>
    </style:style>
    <style:style style:name="T1" style:family="text">
      <style:text-properties officeooo:rsid="0003f3a5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officeooo:rsid="0003f3a5"/>
    </style:style>
    <style:style style:name="T5" style:family="text">
      <style:text-properties style:font-name="sans-serif" fo:font-size="15pt" officeooo:rsid="00044243"/>
    </style:style>
    <style:style style:name="T6" style:family="text">
      <style:text-properties style:text-line-through-style="none" style:text-line-through-type="none" style:font-name="sans-serif" fo:font-size="15pt"/>
    </style:style>
    <style:style style:name="T7" style:family="text">
      <style:text-properties officeooo:rsid="0006b7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1.08 </text:span><text:span text:style-name="T2">Caractériser une organisation</text:span></text:p>
      <text:p text:style-name="P3"><text:span text:style-name="T2"/></text:p>
      <text:p text:style-name="P4"><text:span text:style-name="T2"/></text:p>
      <text:p text:style-name="P4"><text:span text:style-name="T3">1. Qu’est-ce qu’une entreprise ?</text:span></text:p>
      <text:p text:style-name="P5"><text:span text:style-name="T3"/></text:p>
      <text:p text:style-name="P5"><text:span text:style-name="T3">Une entrerprise est un organisme à but lucratif, elle produit/vend des biens et services marchands.</text:span></text:p>
      <text:p text:style-name="P4"><text:span text:style-name="T3"/></text:p>
      <text:p text:style-name="P4"><text:span text:style-name="T3">2. Les entreprises ont-elles toutes pour objectif principal de réaliser un profit ?</text:span></text:p>
      <text:p text:style-name="P4"><text:span text:style-name="T3"/></text:p>
      <text:p text:style-name="P4"><text:span text:style-name="T3"><text:s/></text:span><text:span text:style-name="T5">Non, les entreprises publiques ont pour mission de satisaire l’interêt général et ne peut donc réaliser de profit.</text:span></text:p>
      <text:p text:style-name="P4"><text:span text:style-name="T4"/></text:p>
      <text:p text:style-name="P4"><text:span text:style-name="T4"/></text:p>
      <text:p text:style-name="P4"><text:span text:style-name="T3">3. Combien l’Insee repère-t-il de catégories d’entreprises en fonction de la taille ? Nommez-les</text:span></text:p>
      <text:p text:style-name="P4"><text:span text:style-name="T3"/></text:p>
      <text:p text:style-name="P6"><text:span text:style-name="T3">4 catégories d’entreprise : </text:span></text:p>
      <text:p text:style-name="P8"><text:span text:style-name="T6">MIC :micro-entreprises</text:span></text:p>
      <text:p text:style-name="P8"><text:span text:style-name="T6">PME : petites et moyennes entreprises</text:span></text:p>
      <text:p text:style-name="P8"><text:span text:style-name="T6">ETI : entreprise de taille intermediaire</text:span></text:p>
      <text:p text:style-name="P8"><text:span text:style-name="T6">GE : grandes entreprises</text:span></text:p>
      <text:p text:style-name="P4"><text:span text:style-name="T3"/></text:p>
      <text:p text:style-name="P4"><text:span text:style-name="T3">4. Quels sont les trois grands secteurs d’activité ?</text:span></text:p>
      <text:p text:style-name="P4"><text:span text:style-name="T3"/></text:p>
      <text:p text:style-name="P6"><text:span text:style-name="T3">Il y a le secteur primaire ( exploitation des ressources naturelles ), secondaire ( transforùation des matières premières ) et tertiaire ( services ).</text:span></text:p>
      <text:p text:style-name="P4"><text:span text:style-name="T3"/></text:p>
      <text:p text:style-name="P4"><text:span text:style-name="T3">5. Quels sont les quatre grands statuts juridiques ?</text:span></text:p>
      <text:p text:style-name="P4"><text:span text:style-name="T3"/></text:p>
      <text:p text:style-name="P6"><text:span text:style-name="T3">Nombre d’associés</text:span></text:p>
      <text:p text:style-name="P6"><text:span text:style-name="T3">Capital minimal à apporter</text:span></text:p>
      <text:p text:style-name="P6"><text:span text:style-name="T3">Statut du dirigeant</text:span></text:p>
      <text:p text:style-name="P6"><text:span text:style-name="T3">Responsabilité financière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6. Quelles sont les 8 grandes fonctions de l’entreprise ?</text:span></text:p>
      <text:p text:style-name="P4"><text:span text:style-name="T3"/></text:p>
      <text:p text:style-name="P1">Production, Marketing et Vente, Recherche et Développement, Comptabilité et Finances, Ressources humaines, Achats, Logistique, Direction et Administration générale.</text:p>
      <text:p text:style-name="P1"/>
      <text:p text:style-name="P1">Questions</text:p>
      <text:p text:style-name="P1">1. Qu’est-ce que la performance ?</text:p>
      <text:p text:style-name="P1"/>
      <text:p text:style-name="P1">Elle résulte de la pertinance, l’efficacité et l’efficience de l’entreprise.</text:p>
      <text:p text:style-name="P1"/>
      <text:p text:style-name="P1">2. Expliquez les différents types de performance.</text:p>
      <text:p text:style-name="P1"/>
      <text:p text:style-name="P1">Performance :</text:p>
      <text:p text:style-name="P1">-<text:tab/>Economique : degré de productivité</text:p>
      <text:p text:style-name="P1">-<text:tab/>Financière : profitabilité, rentabilité</text:p>
      <text:p text:style-name="P1">-<text:tab/><text:span text:style-name="T7">S</text:span>ociétale et <text:span text:style-name="T7">E</text:span>nvironnementale : écologie éthique <text:tab/><text:tab/><text:tab/><text:tab/><text:tab/><text:tab/><text:tab/><text:tab/><text:tab/><text:tab/><text:tab/><text:span text:style-name="T7">citoyenneté</text:span></text:p>
      <text:p text:style-name="P1">-<text:tab/><text:span text:style-name="T7">Relationelle et Organisationelle : concilier, nouer des <text:tab/><text:tab/><text:tab/><text:tab/><text:tab/><text:tab/><text:tab/><text:tab/><text:tab/><text:tab/>partenariats</text:span></text:p>
      <text:p text:style-name="P1">- <text:span text:style-name="T7">Boursière : gérer la capitalisation</text:span></text:p>
      <text:p text:style-name="P1"/>
      <text:p text:style-name="P1">3. Quels outils permettent d’apprécier la performance des entreprises ?</text:p>
      <text:p text:style-name="P1"/>
      <text:p text:style-name="P2">Le tableau de bord de gestion ( ROI, ROE et EVA ) et le tableau de bord prospectif ( stratégie et ambitions )</text:p>
      <text:p text:style-name="P7"><text:span text:style-name="T3"/></text:p>
      <text:p text:style-name="P7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8:22:12.082650846</meta:creation-date>
    <dc:date>2023-09-21T09:08:08.935887202</dc:date>
    <meta:editing-duration>PT3M6S</meta:editing-duration>
    <meta:editing-cycles>1</meta:editing-cycles>
    <meta:document-statistic meta:table-count="0" meta:image-count="0" meta:object-count="0" meta:page-count="2" meta:paragraph-count="32" meta:word-count="265" meta:character-count="1800" meta:non-whitespace-character-count="1544"/>
    <meta:generator>LibreOffice/7.0.4.2$Linux_X86_64 LibreOffice_project/00$Build-2</meta:generator>
  </office:meta>
</office:document-meta>
</file>